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draw:stroke="solid" svg:stroke-color="#000000" draw:fill="none" draw:fill-color="#ffffff" fo:min-height="1.11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9.517cm" svg:y="12.302cm">
            <draw:text-box>
              <text:p text:style-name="P3"><text:span text:style-name="T2">Atom</text:span></text:p>
            </draw:text-box>
          </draw:frame>
          <draw:polygon draw:style-name="gr3" draw:text-style-name="P5" draw:layer="layout" svg:width="9.721cm" svg:height="7.479cm" svg:x="17.189cm" svg:y="9.6cm" svg:viewBox="0 0 9722 7480" draw:points="0,7480 9722,7480 4858,0">
            <text:p/>
          </draw:polygon>
          <draw:custom-shape draw:style-name="gr4" draw:text-style-name="P6" draw:layer="layout" svg:width="0.486cm" svg:height="0.5cm" svg:x="16.8cm" svg:y="1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14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1.80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0.6cm" svg:y="16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1.4cm" svg:y="16.698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.6cm" svg:y="17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8cm" svg:y="17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6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6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3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3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7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7.9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7.9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5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5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2.8cm" svg:y="18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.6cm" svg:y="18.8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7cm" svg:y="18.8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9" draw:layer="layout" svg:width="3.3cm" svg:height="2.4cm" svg:x="10.6cm" svg:y="16.7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13.9cm" svg:y1="17.899cm" svg:x2="17.001cm" svg:y2="17.199cm" draw:start-shape="id1" draw:end-shape="id2" draw:end-glue-point="6" svg:d="M13900 17899l3101-700" svg:viewBox="0 0 3102 701">
          <text:p/>
        </draw:connector>
        <draw:g xml:id="id4" draw:id="id4">
          <draw:g>
            <draw:custom-shape draw:style-name="gr6" draw:text-style-name="P9" draw:layer="layout" svg:width="0.8cm" svg:height="0.3cm" svg:x="17.7cm" svg:y="19.1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0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19.4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19.3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19.7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0.3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.3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.3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0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9" draw:layer="layout" svg:width="1.4cm" svg:height="0.3cm" svg:x="17.7cm" svg:y="20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1cm" svg:y="20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7" xml:id="id3" draw:id="id3" draw:layer="layout" svg:width="0.5cm" svg:height="0.5cm" svg:x="15.6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5.85cm" svg:y1="19.3cm" svg:x2="17.001cm" svg:y2="17.199cm" draw:start-shape="id3" draw:start-glue-point="4" draw:end-shape="id2" draw:end-glue-point="6" svg:d="M15850 19300l1151-2101" svg:viewBox="0 0 1152 2102">
          <text:p/>
        </draw:connector>
        <draw:connector draw:style-name="gr11" draw:text-style-name="P10" draw:layer="layout" draw:type="line" svg:x1="17.7cm" svg:y1="19.849cm" svg:x2="16.1cm" svg:y2="19.55cm" draw:start-shape="id4" draw:end-shape="id3" draw:end-glue-point="10" svg:d="M17700 19849l-1600-299" svg:viewBox="0 0 1601 300">
          <text:p/>
        </draw:connector>
        <draw:frame draw:style-name="gr13" draw:text-style-name="P11" draw:layer="layout" svg:width="5.7cm" svg:height="1.361cm" svg:x="4.1cm" svg:y="6.3cm">
          <draw:text-box>
            <text:p text:style-name="P1"><text:span text:style-name="T4">Test of hello world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6T12:25:52.657000000</dc:date>
    <meta:editing-duration>PT10H59M39S</meta:editing-duration>
    <meta:editing-cycles>52</meta:editing-cycles>
    <meta:document-statistic meta:object-count="60"/>
  </office:meta>
</office:document-meta>
</file>